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b77b" officeooo:paragraph-rsid="0014b77b"/>
    </style:style>
    <style:style style:name="P2" style:family="paragraph" style:parent-style-name="Text_20_body">
      <style:text-properties officeooo:rsid="0015baad" officeooo:paragraph-rsid="0015baad"/>
    </style:style>
    <style:style style:name="P3" style:family="paragraph" style:parent-style-name="Text_20_body">
      <style:text-properties officeooo:rsid="0015baad" officeooo:paragraph-rsid="001aad61"/>
    </style:style>
    <style:style style:name="P4" style:family="paragraph" style:parent-style-name="Text_20_body">
      <style:text-properties officeooo:rsid="0017a833" officeooo:paragraph-rsid="0017a833"/>
    </style:style>
    <style:style style:name="P5" style:family="paragraph" style:parent-style-name="Text_20_body">
      <style:text-properties officeooo:rsid="00180069" officeooo:paragraph-rsid="00180069"/>
    </style:style>
    <style:style style:name="P6" style:family="paragraph" style:parent-style-name="Text_20_body">
      <style:text-properties officeooo:rsid="001953c4" officeooo:paragraph-rsid="001953c4"/>
    </style:style>
    <style:style style:name="P7" style:family="paragraph" style:parent-style-name="Text_20_body">
      <style:text-properties officeooo:rsid="00199f8b" officeooo:paragraph-rsid="00199f8b"/>
    </style:style>
    <style:style style:name="P8" style:family="paragraph" style:parent-style-name="Text_20_body">
      <style:text-properties officeooo:rsid="0019abe3" officeooo:paragraph-rsid="0019abe3"/>
    </style:style>
    <style:style style:name="P9" style:family="paragraph" style:parent-style-name="Text_20_body">
      <style:text-properties officeooo:rsid="001d84bd" officeooo:paragraph-rsid="001d84bd"/>
    </style:style>
    <style:style style:name="P10" style:family="paragraph" style:parent-style-name="Text_20_body">
      <style:text-properties officeooo:rsid="001d84bd" officeooo:paragraph-rsid="002591a0"/>
    </style:style>
    <style:style style:name="P11" style:family="paragraph" style:parent-style-name="Text_20_body">
      <style:text-properties officeooo:rsid="001fbd24" officeooo:paragraph-rsid="001fbd24"/>
    </style:style>
    <style:style style:name="P12" style:family="paragraph" style:parent-style-name="Text_20_body">
      <style:text-properties officeooo:rsid="001fbd24" officeooo:paragraph-rsid="001ff4c2"/>
    </style:style>
    <style:style style:name="P13" style:family="paragraph" style:parent-style-name="Text_20_body">
      <style:text-properties officeooo:rsid="001ff4c2" officeooo:paragraph-rsid="001ff4c2"/>
    </style:style>
    <style:style style:name="P14" style:family="paragraph" style:parent-style-name="Text_20_body">
      <style:text-properties officeooo:rsid="00211988" officeooo:paragraph-rsid="00211988"/>
    </style:style>
    <style:style style:name="P15" style:family="paragraph" style:parent-style-name="Text_20_body">
      <style:text-properties officeooo:rsid="00211988" officeooo:paragraph-rsid="002dd78c"/>
    </style:style>
    <style:style style:name="P16" style:family="paragraph" style:parent-style-name="Text_20_body">
      <style:text-properties officeooo:rsid="00213c1c" officeooo:paragraph-rsid="00213c1c"/>
    </style:style>
    <style:style style:name="P17" style:family="paragraph" style:parent-style-name="Text_20_body">
      <style:text-properties officeooo:rsid="0023b823" officeooo:paragraph-rsid="0023b823"/>
    </style:style>
    <style:style style:name="P18" style:family="paragraph" style:parent-style-name="Text_20_body">
      <style:text-properties officeooo:rsid="00278aad" officeooo:paragraph-rsid="00278aad"/>
    </style:style>
    <style:style style:name="P19" style:family="paragraph" style:parent-style-name="Text_20_body">
      <style:text-properties officeooo:rsid="00282d6f" officeooo:paragraph-rsid="00282d6f"/>
    </style:style>
    <style:style style:name="P20" style:family="paragraph" style:parent-style-name="Text_20_body">
      <style:text-properties officeooo:paragraph-rsid="0029ce18"/>
    </style:style>
    <style:style style:name="P21" style:family="paragraph" style:parent-style-name="Text_20_body">
      <style:paragraph-properties fo:break-before="page"/>
      <style:text-properties officeooo:rsid="0017a833" officeooo:paragraph-rsid="0017a833"/>
    </style:style>
    <style:style style:name="P22" style:family="paragraph" style:parent-style-name="Standard">
      <style:paragraph-properties fo:text-align="start" style:justify-single-word="false"/>
      <style:text-properties officeooo:rsid="0013891d" officeooo:paragraph-rsid="0013891d"/>
    </style:style>
    <style:style style:name="P23" style:family="paragraph" style:parent-style-name="Heading_20_3">
      <style:text-properties officeooo:rsid="00211988" officeooo:paragraph-rsid="00211988"/>
    </style:style>
    <style:style style:name="T1" style:family="text">
      <style:text-properties officeooo:rsid="0015baad"/>
    </style:style>
    <style:style style:name="T2" style:family="text">
      <style:text-properties officeooo:rsid="001953c4"/>
    </style:style>
    <style:style style:name="T3" style:family="text">
      <style:text-properties officeooo:rsid="00199f8b"/>
    </style:style>
    <style:style style:name="T4" style:family="text">
      <style:text-properties officeooo:rsid="0019abe3"/>
    </style:style>
    <style:style style:name="T5" style:family="text">
      <style:text-properties officeooo:rsid="001aad61"/>
    </style:style>
    <style:style style:name="T6" style:family="text">
      <style:text-properties officeooo:rsid="001d84bd"/>
    </style:style>
    <style:style style:name="T7" style:family="text">
      <style:text-properties officeooo:rsid="001e404d"/>
    </style:style>
    <style:style style:name="T8" style:family="text">
      <style:text-properties officeooo:rsid="001fbd24"/>
    </style:style>
    <style:style style:name="T9" style:family="text">
      <style:text-properties fo:font-weight="bold" style:font-weight-asian="bold" style:font-weight-complex="bold"/>
    </style:style>
    <style:style style:name="T10" style:family="text">
      <style:text-properties fo:font-weight="bold" officeooo:rsid="001e404d" style:font-weight-asian="bold" style:font-weight-complex="bold"/>
    </style:style>
    <style:style style:name="T11" style:family="text">
      <style:text-properties officeooo:rsid="001fedcb"/>
    </style:style>
    <style:style style:name="T12" style:family="text">
      <style:text-properties officeooo:rsid="001ff4c2"/>
    </style:style>
    <style:style style:name="T13" style:family="text">
      <style:text-properties officeooo:rsid="00211988"/>
    </style:style>
    <style:style style:name="T14" style:family="text">
      <style:text-properties officeooo:rsid="00213c1c"/>
    </style:style>
    <style:style style:name="T15" style:family="text">
      <style:text-properties officeooo:rsid="00220913"/>
    </style:style>
    <style:style style:name="T16" style:family="text">
      <style:text-properties officeooo:rsid="0023b823"/>
    </style:style>
    <style:style style:name="T17" style:family="text">
      <style:text-properties officeooo:rsid="002591a0"/>
    </style:style>
    <style:style style:name="T18" style:family="text">
      <style:text-properties officeooo:rsid="00278aad"/>
    </style:style>
    <style:style style:name="T19" style:family="text">
      <style:text-properties officeooo:rsid="00282d6f"/>
    </style:style>
    <style:style style:name="T20" style:family="text">
      <style:text-properties officeooo:rsid="0029ce18"/>
    </style:style>
    <style:style style:name="T21" style:family="text">
      <style:text-properties officeooo:rsid="002a2a09"/>
    </style:style>
    <style:style style:name="T22" style:family="text">
      <style:text-properties officeooo:rsid="002b56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OOP?</text:p>
      <text:p text:style-name="P22"/>
      <text:h text:style-name="Heading_20_3" text:outline-level="3">History</text:h>
      <text:p text:style-name="P17">I wish to write something on my experiences with OOP and my current standing on it. I hope to inspire new insights and new perspectives on what OOP is, and how to work with it.</text:p>
      <text:p text:style-name="Standard"/>
      <text:p text:style-name="P4">I’ve decided only to include the paradigm and programming evolution's I’ve found relative to OO<text:span text:style-name="T16">P in the next part where I wish to work through the history of programming languages, before arriving at OOP.</text:span></text:p>
      <text:p text:style-name="Standard"/>
      <text:h text:style-name="Heading_20_3" text:outline-level="3">Low level</text:h>
      <text:p text:style-name="P1"><text:span text:style-name="T16">For example: </text:span>Machine Code. <text:span text:style-name="T16">This language exists direct instructions on the CPU.</text:span></text:p>
      <text:p text:style-name="Standard"/>
      <text:h text:style-name="Heading_20_3" text:outline-level="3">High level</text:h>
      <text:p text:style-name="P8">This is <text:span text:style-name="T20">a </text:span>‘simplified’ language that is further away from the CPU, and closer to something the software developer can understand <text:span text:style-name="T16">(at least, that is the goal).</text:span></text:p>
      <text:p text:style-name="P8">There have been multiple iterations between translated at run-time vs compiled at build time. As well as languages very specific for a purpose to general purpose languages.</text:p>
      <text:p text:style-name="Standard"/>
      <text:h text:style-name="Heading_20_3" text:outline-level="3">Structured <text:span text:style-name="T1">programming (control flow)</text:span></text:h>
      <text:p text:style-name="P8">After the first high level programming languages were created,‘control flow’ was introduced, in contrast to previous <text:span text:style-name="T16">languages where control flowed</text:span> from top to botto<text:span text:style-name="T20">m (or jumping)</text:span>. It was now possible to jump between grouped pieces of code and share state (data) between them. <text:span text:style-name="T20">Bringing organization.</text:span></text:p>
      <text:p text:style-name="Standard"/>
      <text:p text:style-name="P8">In these languages it is the software developer who chooses what the control flow will be, given a certain state.</text:p>
      <text:p text:style-name="Standard"/>
      <text:p text:style-name="P2"><text:span text:style-name="T4">These languages i</text:span>ntroduced:</text:p>
      <text:p text:style-name="P2">- Blocks: the grouping of statements to be handled as if a single statement.</text:p>
      <text:p text:style-name="P2">- Subroutines: also known is procedures/functions/methods. A reference to a code block <text:span text:style-name="T4">and what is required to call it, and what it will return.</text:span></text:p>
      <text:p text:style-name="P2">- Sequenc<text:span text:style-name="T16">ing</text:span>: being able to order statements and subroutine calls to be executed in a sequence.</text:p>
      <text:p text:style-name="P2">- Flow control: if/then/else</text:p>
      <text:p text:style-name="P2">- Iteration: while/do/for</text:p>
      <text:p text:style-name="P20"><text:soft-page-break/><text:span text:style-name="T1">- Recursion: A statement that is able to call itself</text:span></text:p>
      <text:p text:style-name="Standard"/>
      <text:h text:style-name="Heading_20_3" text:outline-level="3">Procedural <text:span text:style-name="T5">Programming Paradigm</text:span></text:h>
      <text:p text:style-name="P3">Is a design philosophy, <text:span text:style-name="T5">oriented around the fact that data is what changes at run-time</text:span>. Where structured programming was an evolution in <text:span text:style-name="T21">the language,</text:span> Procedural programming was an evolution in thought <text:span text:style-name="T16">(or design) and helps us structure all these new procedures introduced by the language capabilities.</text:span></text:p>
      <text:p text:style-name="Standard"/>
      <text:h text:style-name="Heading_20_3" text:outline-level="3">Declarative vs imperative</text:h>
      <text:p text:style-name="P5">Imperative programming is programming where the programmer describes the control flow <text:span text:style-name="T2">and the data is the first-class citizen. Meaning that the data is highly volatile at run-time while the program’s control flow composition is created at compile time.</text:span></text:p>
      <text:p text:style-name="Standard"/>
      <text:p text:style-name="P5">Declarative programming differs from imperative in that it leaves the <text:span text:style-name="T4">control flow</text:span> to the run-time, and only describes ‘the what <text:span text:style-name="T4">it tries to achieve’</text:span>. <text:span text:style-name="T2">This for me is somewhat hard to visualize so I’ve decided to elaborate a bit more about what this means, as I see it very important to understand later on for OOP.</text:span></text:p>
      <text:p text:style-name="Standard"/>
      <text:p text:style-name="P6">In DataFlow Programming you define the ‘steps’ without defining the ‘<text:span text:style-name="T3">order of steps</text:span>’. Once a step’s expected input (data) is valid the run-time will <text:span text:style-name="T3">give control to the step to run on the data.</text:span></text:p>
      <text:p text:style-name="Standard"/>
      <text:p text:style-name="P6">In Functional Programming the functions are the first-class citizens instead of the data. This means that the composition of the program is <text:span text:style-name="T4">not set at compile time (If my reading of this is correct, sadly I don’t have extensive first hand experience with functional programming. Though I like the philosophy of declarative design).</text:span></text:p>
      <text:p text:style-name="Standard"/>
      <text:h text:style-name="Heading_20_3" text:outline-level="3">Difference</text:h>
      <text:p text:style-name="P7">Declarative programming languages are inherently side effect free and thus less prone to bugs. This is because when running multi threaded the state is never shared between threads, or even in a single thread if a complex series of procedures run on the same shared state. State, or data, is a second-class citizen in these language's and so only exist within the confine<text:span text:style-name="T4">s</text:span> of the first-class citizen: the ‘declaration’, be it a step, function or what ever the declarative <text:span text:style-name="T21">languages</text:span> chooses to declare.</text:p>
      <text:p text:style-name="Standard"/>
      <text:p text:style-name="P7">Imperative programming has data as its first-class citizen and so can share state between <text:span text:style-name="T4">procedures</text:span>. Making it prone to side effects and bugs, thus putting a higher load on the software developer to ‘make the right choose’. Be it through discipline or design choose.</text:p>
      <text:p text:style-name="Standard"/>
      <text:h text:style-name="Heading_20_3" text:outline-level="3"><text:soft-page-break/>Object oriented programming</text:h>
      <text:p text:style-name="P9">Then comes object oriented programming. I’ve chosen to separate the <text:span text:style-name="T17">language</text:span> evolution and the paradigm evolution into their own respective topics. First, programming:</text:p>
      <text:p text:style-name="Standard"/>
      <text:p text:style-name="P10">Since OOP is an evolution of procedural programming, most languages are multi-paradigm. For example, C# has chosen to keep all procedural capabilities of its former language and added the new capabilities introduced by OOP. </text:p>
      <text:p text:style-name="Standard"/>
      <text:p text:style-name="P10">These being:</text:p>
      <text:p text:style-name="P9">- <text:span text:style-name="T10">Dynamic polymorphism</text:span><text:span text:style-name="T7">: Method overriding (within same class or inheritance)</text:span></text:p>
      <text:p text:style-name="P9">- <text:span text:style-name="T10">Static polymorphism</text:span><text:span text:style-name="T7">: Method overloading (multiple methods with the same name, but different arguments)</text:span></text:p>
      <text:p text:style-name="P9">- <text:span text:style-name="T9">Inheritance</text:span>: being able to extend on existing classes by referring to them in a class’s definition. Inheriting all the referenced class’s structure and logic and being able to modify <text:span text:style-name="T7">or extend upon</text:span> it.</text:p>
      <text:p text:style-name="P9">- <text:span text:style-name="T9">Abstraction</text:span>: <text:span text:style-name="T7">being able to describe a class in less detail (interfaces / base classes).</text:span></text:p>
      <text:p text:style-name="P9">- <text:span text:style-name="T10">Encapsulation</text:span><text:span text:style-name="T7">: Classes are blueprints of objects, objects being an instanced class living in memory. Being able to construct it with data, which lives enclosed inside the object.</text:span></text:p>
      <text:p text:style-name="Standard"/>
      <text:h text:style-name="Heading_20_3" text:outline-level="3">Object oriented <text:span text:style-name="T6">programming </text:span>paradigm</text:h>
      <text:p text:style-name="P11">Now that we know <text:span text:style-name="T17">the new features</text:span> OOP <text:span text:style-name="T12">brings to languages, </text:span>we can also see why it might be difficult to know what <text:span text:style-name="T21">pure</text:span> OOP is if you only look at the languages that claim to be OOP, since multiple paradigm’s <text:span text:style-name="T12">can be supported by </text:span>a single language. C# for example also incorporates possibilities to write programs using the functional paradigm. Making it even harder to design software if you are simply ‘using’ a language. Rather than designing software <text:span text:style-name="T21">according to some design philosophy.</text:span></text:p>
      <text:p text:style-name="Standard"/>
      <text:p text:style-name="P11"><text:span text:style-name="T12">The </text:span>OOP <text:span text:style-name="T12">paradigm </text:span>summed very short: bringing together data and methods that operate on that data. <text:span text:style-name="T12">Where the instance (object) represents something tangible.</text:span></text:p>
      <text:p text:style-name="Standard"/>
      <text:p text:style-name="P11">Seems easy, but I’ve read lots of books to get a good and thorough understand of what OOP is and it has till only recently been quite puzzling to not be confused about all those rules and disciplines. If you know OOP, you probably heard of SOLID. Which are 5 principles that help you build OOP software. But <text:span text:style-name="T18">using</text:span> the rules <text:span text:style-name="T21">and </text:span>not seeing code through the correct paradigm makes it very confusing. <text:span text:style-name="T21">For instance, what is the Single responsibility of the object in SRP?</text:span></text:p>
      <text:p text:style-name="Standard"/>
      <text:p text:style-name="P11">I kept asking myself ‘why do these rules matter’ <text:span text:style-name="T12">and</text:span> ‘why am I doing it this way?’. So I’ve delved some more into OOP, not just through what it does to the software language, but what the paradigm tries to solve.</text:p>
      <text:p text:style-name="Standard"/>
      <text:h text:style-name="Heading_20_3" text:outline-level="3"><text:soft-page-break/>Computer costs vs Man hour costs</text:h>
      <text:p text:style-name="P11">Back in the good ol day, computer <text:span text:style-name="T12">processing power </text:span>cost<text:span text:style-name="T12">s</text:span> were much higher than man hour costs. So, in order to get software running it had to be super efficient with it resources. <text:span text:style-name="T12">This means the code was written for the computer to read, not for the developer to read.</text:span></text:p>
      <text:p text:style-name="Standard"/>
      <text:p text:style-name="P11">Through the course of time and hardware evolution, hardware resources are not scarce anymore and are very cheap comparatively. This means that the hardware is no longer expensive, you are. You, the software developer.</text:p>
      <text:p text:style-name="Standard"/>
      <text:h text:style-name="Heading_20_3" text:outline-level="3">Procedural vs OOP <text:span text:style-name="T8">as a paradigm</text:span></text:h>
      <text:p text:style-name="P12">My conclusion is that, OOP compared to Procedural tries to improve code maintainability. So that YOU, the software developer, become cheaper, by being more <text:span text:style-name="T11">efficient. Achieving this by improving readability (faster and more accurate interpretation of the code). Through improving the readability: improving the maintainability (smaller chance to introduce bugs, implement features faster and when performance is an issue, it can be solved quickly)</text:span></text:p>
      <text:p text:style-name="Standard"/>
      <text:p text:style-name="P13">From what I see, even though the new advantages we get with these new features in the language evolution, the paradigm evolution is not that clear to me. <text:span text:style-name="T13">If OOP tries to solve such complexity in the code, why isn’t it, for example, inherently declarative styled?</text:span></text:p>
      <text:p text:style-name="Standard"/>
      <text:p text:style-name="P14">I think it comes down to this, many languages <text:span text:style-name="T18">evolve</text:span> by the use and need of the developers. If the developers often have reflection needs, the language will developer reflection capabilities. If generics are a must, then it will be added. Even if, some of us are against such additions. Meaning that languages will ‘go with the flow’ of the greater demand. This does not mean we always have to use it, it is great that C# has all these different paradigms incorporated <text:span text:style-name="T21">into it </text:span>so that we can always <text:span text:style-name="T18">use the</text:span> features we need in the given moment. But we should not abuse it. <text:span text:style-name="T18">(much like F# which is functional, but also includes OOP capabilities to handle objects)</text:span></text:p>
      <text:p text:style-name="Standard"/>
      <text:h text:style-name="P23" text:outline-level="3">Concepts</text:h>
      <text:p text:style-name="P15">Now what I see is the biggest advantage in the OOP paradigm vs the Procedural paradigm. Is what you can do with it if you look at your code through the right lens. Think of concepts. If you have a list of products <text:span text:style-name="T18">and a person</text:span>, and have a bit of code that uses it together. There is hidden meaning there. The both of them together might <text:span text:style-name="T18">bring</text:span> the concept of an ‘Order’, <text:span text:style-name="T18">or maybe together they mean a ‘Supplier’</text:span>. <text:span text:style-name="T18">It would be great if this was easy to read instead of having to go through to code to find its meaning. </text:span>So, our first object surfaces in OOP. In procedural, th<text:span text:style-name="T18">ese</text:span> concept<text:span text:style-name="T18">s</text:span> would be spread out o<text:span text:style-name="T18">ver</text:span> multiple methods throughout our codebase. Or maybe in one very long method.</text:p>
      <text:p text:style-name="Standard"/>
      <text:p text:style-name="P15">That, is what I think it the true power of OOP. Due to revealing these hidden concepts, we have something to orient and group our code <text:span text:style-name="T18">around</text:span>. Giv<text:span text:style-name="T18">ing</text:span> them meaning. Which helps us understand and maintain our code, <text:span text:style-name="T21">and gives our projects some life. The files and namespaces start to become words of the problem domain instead of ambiguous titles like ‘MathHelper’.</text:span></text:p>
      <text:p text:style-name="Standard"><text:soft-page-break/></text:p>
      <text:h text:style-name="Heading_20_3" text:outline-level="3">Groupthink, versus thinking</text:h>
      <text:p text:style-name="P14">Now what I do not like when I have discussions about OOP, is that I’ve experienced allot of ‘groupthink’. Groupthink to me means, what ever I’ve read, or what ever I’ve heard someone with credit say, is what I think, and I will use that as an argument to do things ‘this way’.</text:p>
      <text:p text:style-name="Standard"/>
      <text:p text:style-name="P14">I don’t like that. <text:span text:style-name="T14">I prefer to have discussions that orient around the match between language, paradigm, framework, infrastructure… so on, and the project being realized.</text:span></text:p>
      <text:p text:style-name="Standard"/>
      <text:p text:style-name="P16">I really get that SOLID are great principles, but clinging to them while you are realizing a prototype <text:s/>is counter productive. Using Ruby because you have experience <text:span text:style-name="T18">with</text:span> it is no argument to start every new project with Ruby. </text:p>
      <text:p text:style-name="P14"/>
      <text:h text:style-name="Heading_20_3" text:outline-level="3">Architecture</text:h>
      <text:p text:style-name="P16">When you think about a software’s architecture. You are thinking about the design associated to the quality attributes of the project. The quality attributes being <text:span text:style-name="T22">requirements like:</text:span> ‘It needs to have 100 fail recovery’, ‘It must have 99.99% up time’, ‘has to be cheap to host <text:span text:style-name="T22">and develop</text:span>’, ‘must be platform independent’ or ‘we need full insight in what happens to requests that go through the system’.</text:p>
      <text:p text:style-name="Standard"/>
      <text:p text:style-name="P16">These quality attributes help decide not only what frameworks you should use, but also which languages match best for the task at hand. Maybe <text:span text:style-name="T22">it</text:span> even divide<text:span text:style-name="T22">s</text:span> the software into multiple components with different languages that best match it’s primary concern. These are the types of arguments you should have.</text:p>
      <text:p text:style-name="Standard"/>
      <text:h text:style-name="Heading_20_3" text:outline-level="3">Conclusion</text:h>
      <text:p text:style-name="P16">I don’t really care what language I develop in, or what paradigm I use. What I like about software development are the smart solutions. Thoroughly thought through solutions that best match the well researched task at hand. OOP is not always the solution. <text:span text:style-name="T15">Its the combination of how you use it, your design skills, the team you work in, the project at hand, and your practice that make the difference.</text:span></text:p>
      <text:p text:style-name="Standard"/>
      <text:h text:style-name="Heading_20_3" text:outline-level="3">Final thoughts</text:h>
      <text:p text:style-name="P18">I love OOP, but I do not like its ambiguity together with the enforcement of rules. I would much rather work in a group of people that love their profession and delve deep into what they can do with a language. That way, everyone brings <text:span text:style-name="T22">something</text:span> to the table and help each other grow rather than restrict our creativity by introducing rules. </text:p>
      <text:p text:style-name="Standard"/>
      <text:p text:style-name="P18">I’ve had so many situations where letting <text:span text:style-name="T19">SRP</text:span> go for a bit makes the world of difference. And many more where it make sense. I believe that OOP is so broad, that it is a great platform to build wonderful things with, as long as you <text:span text:style-name="T19">understand the situation you are in.</text:span></text:p>
      <text:p text:style-name="Standard"><text:soft-page-break/></text:p>
      <text:p text:style-name="P19">I really want to stipulate that last <text:span text:style-name="T22">line</text:span> again. Understand the situation you are in. There usually is <text:span text:style-name="T22">nothing</text:span> constraining your creativity even though you <text:span text:style-name="T22">might</text:span> <text:span text:style-name="T22">feel pressure</text:span>, and there is always time to ask more questions about the project, and what the customer expects. Running on assumptions means you impact your creativity. Asking for extra time, asking for more clarity or proposing a different solution that you think better fits the situation, opens up worlds of possibilities that no rule or constraint should constrain.</text:p>
      <text:p text:style-name="Standard"/>
      <text:p text:style-name="P19">Only then, can you truly appreciate <text:span text:style-name="T20">what</text:span> OOP brings to the table. <text:span text:style-name="T22">Because OOP code requires more thought (and thus time) to write, but requires less cognitive load to understand and maintain later. That is the trade off, because for every line of code you write, you (and your colleagues) will read it 10 times.</text:span></text:p>
      <text:p text:style-name="P21">Sources:</text:p>
      <text:p text:style-name="P4"><text:a xlink:type="simple" xlink:href="https://en.wikipedia.org/wiki/History_of_programming_languages" text:style-name="Internet_20_link" text:visited-style-name="Visited_20_Internet_20_Link">https://en.wikipedia.org/wiki/History_of_programming_languages</text:a></text:p>
      <text:p text:style-name="P4"><text:a xlink:type="simple" xlink:href="https://en.wikipedia.org/wiki/Structured_programming" text:style-name="Internet_20_link" text:visited-style-name="Visited_20_Internet_20_Link">https://en.wikipedia.org/wiki/Structured_programming</text:a></text:p>
      <text:p text:style-name="P4"><text:a xlink:type="simple" xlink:href="https://en.wikipedia.org/wiki/Procedural_programming" text:style-name="Internet_20_link" text:visited-style-name="Visited_20_Internet_20_Link">https://en.wikipedia.org/wiki/Procedural_programming</text:a></text:p>
      <text:p text:style-name="P4"><text:a xlink:type="simple" xlink:href="https://en.wikipedia.org/wiki/Imperative_programming" text:style-name="Internet_20_link" text:visited-style-name="Visited_20_Internet_20_Link">https://en.wikipedia.org/wiki/Imperative_programming</text:a></text:p>
      <text:p text:style-name="P4"><text:a xlink:type="simple" xlink:href="https://en.wikipedia.org/wiki/Declarative_programming" text:style-name="Internet_20_link" text:visited-style-name="Visited_20_Internet_20_Link">https://en.wikipedia.org/wiki/Declarative_programming</text:a></text:p>
      <text:p text:style-name="P4"><text:a xlink:type="simple" xlink:href="https://en.wikipedia.org/wiki/Dataflow_programming" text:style-name="Internet_20_link" text:visited-style-name="Visited_20_Internet_20_Link">https://en.wikipedia.org/wiki/Dataflow_programming</text:a></text:p>
      <text:p text:style-name="P4"><text:a xlink:type="simple" xlink:href="https://en.wikipedia.org/wiki/Functional_programming" text:style-name="Internet_20_link" text:visited-style-name="Visited_20_Internet_20_Link">https://en.wikipedia.org/wiki/Functional_programming</text:a></text:p>
      <text:p text:style-name="P4"><text:a xlink:type="simple" xlink:href="https://en.wikipedia.org/wiki/SOLID" text:style-name="Internet_20_link" text:visited-style-name="Visited_20_Internet_20_Link">https://en.wikipedia.org/wiki/SOLID</text:a></text:p>
      <text:p text:style-name="P4"><text:a xlink:type="simple" xlink:href="https://en.wikipedia.org/wiki/GRASP_(object-oriented_design" text:style-name="Internet_20_link" text:visited-style-name="Visited_20_Internet_20_Link">https://en.wikipedia.org/wiki/GRASP_(object-oriented_design</text:a>)</text:p>
      <text:p text:style-name="P4"/>
      <text:p text:style-name="P18">And of course the books I’ve read which can be found in a different section on my websi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13c1c"/>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0:48:56.905000000</meta:creation-date>
    <meta:generator>LibreOffice/6.2.5.2$Windows_X86_64 LibreOffice_project/1ec314fa52f458adc18c4f025c545a4e8b22c159</meta:generator>
    <dc:date>2020-10-04T20:44:45.032000000</dc:date>
    <meta:editing-duration>PT17M53S</meta:editing-duration>
    <meta:editing-cycles>6</meta:editing-cycles>
    <meta:document-statistic meta:table-count="0" meta:image-count="0" meta:object-count="0" meta:page-count="7" meta:paragraph-count="78" meta:word-count="2159" meta:character-count="13229" meta:non-whitespace-character-count="11144"/>
  </office:meta>
</office:document-meta>
</file>